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1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12-01" calcext:value-type="date">
            <text:p>12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5-11-25" calcext:value-type="date">
            <text:p>11/25/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1-20T19:48:01.662309065</dc:date>
    <meta:editing-cycles>52</meta:editing-cycles>
    <meta:editing-duration>PT1H44M57S</meta:editing-duration>
    <meta:generator>LibreOffice/7.4.7.2$Linux_AARCH64 LibreOffice_project/40$Build-2</meta:generator>
    <meta:document-statistic meta:table-count="1" meta:cell-count="31" meta:object-count="1"/>
  </office:meta>
</office:document-meta>
</file>